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9cm" fo:min-width="6.842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15cm" fo:min-width="8.08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3cm" fo:min-width="6.207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29cm" fo:min-width="8.112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42cm" fo:min-width="9.73cm"/>
      <style:paragraph-properties style:writing-mode="lr-tb"/>
    </style:style>
    <style:style style:name="gr6" style:family="graphic" style:parent-style-name="objectwithoutfill" style:list-style-name="L1">
      <style:graphic-properties draw:stroke="dash" draw:stroke-dash="Dash"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102cm" draw:marker-start-width="0.356cm" draw:marker-end="Arrowheads_20_3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width="0.152cm" draw:marker-start-width="0.432cm" draw:marker-end="Arrowheads_20_6" draw:marker-end-width="0.533cm" draw:fill="none" draw:textarea-vertical-align="middle" fo:padding-top="0.201cm" fo:padding-bottom="0.201cm" fo:padding-left="0.326cm" fo:padding-right="0.32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69cm" fo:min-width="5.029cm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/>
      <style:paragraph-properties style:writing-mode="lr-tb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3.243cm" fo:min-width="7.437cm" draw:shadow-opacity="50%" loext:shadow-blur="0.353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eeeee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7.62cm" svg:height="2.857cm" svg:x="18.78cm" svg:y="17.192cm">
          <text:p text:style-name="P1">Tariff codes</text:p>
          <text:p text:style-name="P1"><text:span text:style-name="T1">4907.00.00.12</text:span></text:p>
          <text:p text:style-name="P1"><text:span text:style-name="T1">7118.90.00.10</text:span></text:p>
          <text:p text:style-name="P1">(created in 2000, as CCR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8.89cm" svg:height="3.175cm" svg:x="2.27cm" svg:y="9.572cm">
          <text:p text:style-name="P1">CBSA Memo <text:span text:style-name="T1">D20-1-1</text:span> “<text:span text:style-name="T1">currency</text:span>” redefinition</text:p>
          <text:p text:style-name="P1">Initiated 2001 (CCRA),</text:p>
          <text:p text:style-name="P1">completed 2005 (CBSA)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.985cm" svg:height="2.858cm" svg:x="19.097cm" svg:y="7.35cm">
          <text:p text:style-name="P1"><text:span text:style-name="T1">Precious Metals Bulletin</text:span></text:p>
          <text:p text:style-name="P1">Created October 2010</text:p>
          <text:p text:style-name="P1">To assist Nawaya (CBS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8.89cm" svg:height="2.857cm" svg:x="11.795cm" svg:y="2.588cm">
          <text:p text:style-name="P1"><text:span text:style-name="T2">2019 FCA 214</text:span></text:p>
          <text:p text:style-name="P1"><text:span text:style-name="T3">(Gleeson, 2018-</text:span>2019)</text:p>
          <text:p text:style-name="P1">“gold coins are <text:span text:style-name="T1">goods/not-money</text:span></text:p>
          <text:p text:style-name="P1">because...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10.478cm" svg:height="2.54cm" svg:x="1.952cm" svg:y="16.557cm">
          <text:p text:style-name="P1">United Nations, <text:span text:style-name="T4">International Merchandise Trade Statistics: Concepts and Definitions</text:span>, 199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6.24cm" svg:y1="5.445cm" svg:x2="6.715cm" svg:y2="9.572cm" draw:start-shape="id1" draw:start-glue-point="2" draw:end-shape="id2" svg:d="M16240 5445c0 3399-9525 1336-9525 4127" svg:viewBox="0 0 9526 4128">
          <text:p text:style-name="P3"><text:span text:style-name="T5">Customs Tariff</text:span></text:p>
          <text:p text:style-name="P3"><text:span text:style-name="T6">4907.00</text:span><text:span text:style-name="T7"> and </text:span><text:span text:style-name="T6">7118.90</text:span></text:p>
          <text:p text:style-name="P3"><text:span text:style-name="T5">(via UN 1998 doc ref)</text:span></text:p>
        </draw:connector>
        <draw:connector draw:style-name="gr7" draw:text-style-name="P6" draw:layer="layout" draw:type="curve" svg:x1="16.24cm" svg:y1="5.445cm" svg:x2="22.589cm" svg:y2="7.35cm" draw:start-shape="id1" draw:start-glue-point="2" draw:end-shape="id3" draw:end-glue-point="0" svg:d="M16240 5445c0 1734 6349 782 6349 1905" svg:viewBox="0 0 6350 1906">
          <text:p text:style-name="P5"><text:span text:style-name="T8">“</text:span><text:span text:style-name="T9">face value</text:span><text:span text:style-name="T8">”, “</text:span><text:span text:style-name="T9">bullion</text:span><text:span text:style-name="T8">” →</text:span></text:p>
          <text:p text:style-name="P5"><text:span text:style-name="T8">“</text:span><text:span text:style-name="T9">collector coins</text:span><text:span text:style-name="T8">” →</text:span></text:p>
          <text:p text:style-name="P5"><text:span text:style-name="T8">“</text:span><text:span text:style-name="T9">not money</text:span><text:span text:style-name="T8">”</text:span></text:p>
        </draw:connector>
        <draw:connector draw:style-name="gr8" draw:text-style-name="P6" draw:layer="layout" draw:type="curve" svg:x1="6.715cm" svg:y1="12.747cm" svg:x2="7.191cm" svg:y2="16.557cm" draw:start-shape="id2" draw:start-glue-point="2" draw:end-shape="id4" draw:end-glue-point="0" svg:d="M6715 12747c0 3162 476 1257 476 3810" svg:viewBox="0 0 477 3811">
          <text:p text:style-name="P5"><text:span text:style-name="T8">“</text:span><text:span text:style-name="T9">gold bars</text:span><text:span text:style-name="T8">” →</text:span></text:p>
          <text:p text:style-name="P5"><text:span text:style-name="T8">“</text:span><text:span text:style-name="T9">non-monetary gold</text:span><text:span text:style-name="T8">”</text:span></text:p>
        </draw:connector>
        <draw:connector draw:style-name="gr9" draw:text-style-name="P6" draw:layer="layout" draw:type="curve" svg:x1="12.43cm" svg:y1="17.827cm" svg:x2="18.78cm" svg:y2="18.62cm" draw:start-shape="id4" draw:start-glue-point="1" draw:end-shape="id5" draw:end-glue-point="3" svg:d="M12430 17827c5068 0 1894 793 6350 793" svg:viewBox="0 0 6351 794">
          <text:p text:style-name="P5"><text:span text:style-name="T8">Heading </text:span><text:span text:style-name="T9">4907.00</text:span><text:span text:style-name="T8"> and</text:span></text:p>
          <text:p text:style-name="P5"><text:span text:style-name="T8">heading </text:span><text:span text:style-name="T9">7118.90</text:span></text:p>
          <text:p text:style-name="P5"><text:span text:style-name="T8">(footnote 12 to</text:span></text:p>
          <text:p text:style-name="P5"><text:span text:style-name="T8">“</text:span><text:span text:style-name="T9">non-monetary gold</text:span><text:span text:style-name="T8">’)</text:span></text:p>
        </draw:connector>
        <draw:connector draw:style-name="gr10" draw:text-style-name="P6" draw:layer="layout" draw:type="curve" svg:x1="16.24cm" svg:y1="5.445cm" svg:x2="22.59cm" svg:y2="17.192cm" draw:start-shape="id1" draw:start-glue-point="2" draw:end-shape="id5" draw:end-glue-point="0" svg:d="M16240 5445c0 9114 6350 3241 6350 11747" svg:viewBox="0 0 6351 11748">
          <text:p text:style-name="P7"><text:span text:style-name="T1">4907.00.00.12</text:span> &amp;</text:p>
          <text:p text:style-name="P7"><text:span text:style-name="T1">7118.90.00.10</text:span> → </text:p>
          <text:p text:style-name="P7"><text:span text:style-name="T1">issued</text:span> currency becomes “<text:span text:style-name="T1">goods</text:span>” </text:p>
        </draw:connector>
        <draw:custom-shape draw:style-name="gr11" draw:text-style-name="P8" xml:id="id6" draw:id="id6" draw:layer="layout" svg:width="5.715cm" svg:height="1.905cm" svg:x="12.747cm" svg:y="13.7cm">
          <text:p text:style-name="P8"><text:span text:style-name="T10">PCMLTFR “</text:span><text:span text:style-name="T11">cash</text:span><text:span text:style-name="T10">” defi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11.16cm" svg:y1="11.159cm" svg:x2="15.604cm" svg:y2="13.7cm" draw:start-shape="id2" draw:start-glue-point="1" draw:end-shape="id6" draw:end-glue-point="0" svg:d="M11160 11159c2963 0 4444 847 4444 2541" svg:viewBox="0 0 4445 2542">
          <text:p text:style-name="P7"><text:span text:style-name="T8">“</text:span><text:span text:style-name="T8">intended for circulation”</text:span></text:p>
        </draw:connector>
        <draw:connector draw:style-name="gr13" draw:text-style-name="P6" draw:layer="layout" draw:type="curve" svg:x1="11.16cm" svg:y1="11.159cm" svg:x2="19.097cm" svg:y2="8.779cm" draw:start-shape="id2" draw:start-glue-point="1" draw:end-shape="id3" draw:end-glue-point="3" svg:d="M11160 11159c6258 0 2290-2380 7937-2380" svg:viewBox="0 0 7938 2381">
          <text:p text:style-name="P5"><text:span text:style-name="T8">“</text:span><text:span text:style-name="T9">non-circulated</text:span><text:span text:style-name="T8">”</text:span></text:p>
        </draw:connector>
        <draw:connector draw:style-name="gr14" draw:text-style-name="P6" draw:layer="layout" draw:type="curve" svg:x1="12.747cm" svg:y1="14.652cm" svg:x2="6.715cm" svg:y2="12.747cm" draw:start-shape="id6" draw:start-glue-point="3" draw:end-shape="id2" svg:d="M12747 14652c-4022 0-6032-635-6032-1905" svg:viewBox="0 0 6033 1906">
          <text:p text:style-name="P5"><text:span text:style-name="T8">“</text:span><text:span text:style-name="T8">gold bars”</text:span></text:p>
        </draw:connector>
        <draw:custom-shape draw:style-name="gr15" draw:text-style-name="P10" draw:layer="layout" svg:width="7.937cm" svg:height="3.493cm" svg:x="1.635cm" svg:y="1.317cm">
          <text:p text:style-name="P9"><text:span text:style-name="T1">The Patrick Gleeson</text:span></text:p>
          <text:p text:style-name="P9"><text:span text:style-name="T1">Gold Coin</text:span></text:p>
          <text:p text:style-name="P9"><text:span text:style-name="T1">Money Laundering</text:span></text:p>
          <text:p text:style-name="P9"><text:span text:style-name="T1">Sche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dee6ef" draw:end-color="#b4c7dc" draw:start-intensity="100%" draw:end-intensity="100%" draw:angle="1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dee6ef" draw:fill-gradient-name="Gradient_20_2" draw:gradient-step-count="0" draw:textarea-horizontal-align="justify" fo:padding-top="0.125cm" fo:padding-bottom="0.125cm" fo:padding-left="0.25cm" fo:padding-right="0.25cm" fo:wrap-option="wrap" draw:shadow="visible" draw:shadow-offset-x="0.203cm" draw:shadow-offset-y="0.203cm" draw:shadow-color="#808080" loext:shadow-blur="0.35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 draw:textarea-horizontal-align="center" draw:textarea-vertical-align="middle" draw:auto-grow-width="true" text:animation="none" text:animation-direction="right" text:animation-start-inside="true" text:animation-stop-inside="true"/>
      <style:text-properties fo:color="#000000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6T13:23:58.906000000</meta:creation-date>
    <dc:date>2024-08-06T16:52:31.781000000</dc:date>
    <meta:editing-duration>PT1H52M24S</meta:editing-duration>
    <meta:editing-cycles>9</meta:editing-cycles>
    <meta:generator>LibreOffice/7.5.4.2$Windows_X86_64 LibreOffice_project/36ccfdc35048b057fd9854c757a8b67ec53977b6</meta:generator>
    <meta:document-statistic meta:object-count="15"/>
  </office:meta>
</office:document-meta>
</file>